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9966" draw:fill="solid" draw:fill-color="#ffcc99" draw:textarea-vertical-align="middle"/>
    </style:style>
    <style:style style:name="gr2" style:family="graphic" style:parent-style-name="standard">
      <style:graphic-properties draw:fill="solid" draw:fill-color="#cfe7f5" draw:textarea-vertical-align="middle"/>
    </style:style>
    <style:style style:name="gr3" style:family="graphic" style:parent-style-name="standard">
      <style:graphic-properties draw:fill="solid" draw:fill-color="#cfe7f5" draw:textarea-vertical-align="middle"/>
    </style:style>
    <style:style style:name="gr4" style:family="graphic" style:parent-style-name="standard">
      <style:graphic-properties svg:stroke-color="#ffd320" draw:fill="solid" draw:fill-color="#ffffcc" draw:textarea-vertical-align="middle"/>
    </style:style>
    <style:style style:name="gr5" style:family="graphic" style:parent-style-name="standard">
      <style:graphic-properties draw:stroke="solid" svg:stroke-color="#808080" draw:marker-start="Arrowheads_20_1" draw:marker-end="" draw:fill="solid" draw:fill-color="#e6e6e6" draw:textarea-horizontal-align="justify" draw:textarea-vertical-align="middle" draw:auto-grow-height="false"/>
    </style:style>
    <style:style style:name="gr6" style:family="graphic" style:parent-style-name="objectwithoutfill">
      <style:graphic-properties draw:stroke="solid" draw:marker-start="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marker-start="Arrowheads_20_1" draw:marker-end="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color="#0084d1" draw:fill="solid" draw:fill-color="#e6e6ff" draw:textarea-vertical-align="middle"/>
    </style:style>
    <style:style style:name="gr9" style:family="graphic" style:parent-style-name="objectwithoutfill">
      <style:graphic-properties draw:stroke="solid" draw:marker-start="" draw:marker-end="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marker-start="Arrowheads_20_1" draw:marker-end="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marker-start="Arrowheads_20_1" draw:marker-end="" draw:fill="none" draw:fill-color="#ffffff" draw:textarea-horizontal-align="left" draw:auto-grow-height="true" draw:auto-grow-width="true" fo:min-height="0.004cm" fo:min-width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color="#333333" fo:font-size="14pt" style:font-size-asian="14pt" style:font-size-complex="14pt"/>
    </style:style>
    <style:style style:name="P2" style:family="paragraph">
      <style:paragraph-properties fo:text-align="center"/>
      <style:text-properties fo:color="#333333"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3333"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333333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4.318cm" svg:height="3.048cm" svg:x="19.84cm" svg:y="15.162cm" draw:corner-radius="0.5cm">
          <text:p/>
        </draw:rect>
        <draw:rect draw:style-name="gr1" draw:text-style-name="P1" draw:layer="layout" svg:width="4.318cm" svg:height="3.048cm" svg:x="19.54cm" svg:y="14.862cm" draw:corner-radius="0.5cm">
          <text:p text:style-name="P4"><text:span text:style-name="T2"/></text:p>
        </draw:rect>
        <draw:rect draw:style-name="gr1" draw:text-style-name="P2" draw:layer="layout" svg:width="4.318cm" svg:height="3.094cm" svg:x="11.984cm" svg:y="14.862cm" draw:corner-radius="0.5cm">
          <text:p text:style-name="P7"><text:span text:style-name="T4"/></text:p>
        </draw:rect>
        <draw:rect draw:style-name="gr2" draw:text-style-name="P3" xml:id="id3" draw:id="id3" draw:layer="layout" svg:width="7.146cm" svg:height="7.112cm" svg:x="5.588cm" svg:y="4.064cm" draw:corner-radius="0.5cm">
          <text:p/>
        </draw:rect>
        <draw:rect draw:style-name="gr3" draw:text-style-name="P4" draw:layer="layout" svg:width="3.302cm" svg:height="2.54cm" svg:x="20.614cm" svg:y="4.262cm" draw:corner-radius="0.5cm">
          <text:p text:style-name="P3"><text:span text:style-name="T1">Lambda</text:span></text:p>
          <text:p text:style-name="P3"><text:span text:style-name="T1">Function B</text:span></text:p>
        </draw:rect>
        <draw:rect draw:style-name="gr3" draw:text-style-name="P3" xml:id="id2" draw:id="id2" draw:layer="layout" svg:width="3.302cm" svg:height="2.54cm" svg:x="20.614cm" svg:y="8.38cm" draw:corner-radius="0.5cm">
          <text:p text:style-name="P3"><text:span text:style-name="T1">Lambda</text:span></text:p>
          <text:p text:style-name="P3"><text:span text:style-name="T1">Function C</text:span></text:p>
        </draw:rect>
        <draw:rect draw:style-name="gr1" draw:text-style-name="P1" draw:layer="layout" svg:width="4.318cm" svg:height="3.094cm" svg:x="11.684cm" svg:y="14.562cm" draw:corner-radius="0.5cm">
          <text:p text:style-name="P4"><text:span text:style-name="T2">Coordinator</text:span></text:p>
          <text:p text:style-name="P4"><text:span text:style-name="T2">Lambda Function </text:span></text:p>
          <text:p text:style-name="P4"><text:span text:style-name="T2">Instances</text:span></text:p>
        </draw:rect>
        <draw:rect draw:style-name="gr4" draw:text-style-name="P5" draw:layer="layout" svg:width="3.048cm" svg:height="2.54cm" svg:x="2.174cm" svg:y="8.564cm">
          <text:p text:style-name="P5"><text:span text:style-name="T3">SQS</text:span></text:p>
          <text:p text:style-name="P5"><text:span text:style-name="T3">Event</text:span></text:p>
          <text:p text:style-name="P5"><text:span text:style-name="T3">Queue</text:span></text:p>
        </draw:rect>
        <draw:rect draw:style-name="gr4" draw:text-style-name="P5" draw:layer="layout" svg:width="3.048cm" svg:height="2.54cm" svg:x="2.174cm" svg:y="4.062cm">
          <text:p text:style-name="P3"><text:span text:style-name="T3">SQS</text:span></text:p>
          <text:p text:style-name="P3"><text:span text:style-name="T3">Concurrency</text:span></text:p>
          <text:p text:style-name="P3"><text:span text:style-name="T3">Queue</text:span></text:p>
        </draw:rect>
        <draw:rect draw:style-name="gr4" draw:text-style-name="P3" draw:layer="layout" svg:width="3.302cm" svg:height="1.016cm" svg:x="17.058cm" svg:y="8.434cm">
          <text:p text:style-name="P3"><text:span text:style-name="T1">Concurrency</text:span></text:p>
        </draw:rect>
        <draw:rect draw:style-name="gr4" draw:text-style-name="P3" draw:layer="layout" svg:width="3.302cm" svg:height="1.016cm" svg:x="17.058cm" svg:y="9.904cm">
          <text:p text:style-name="P3"><text:span text:style-name="T1">Event</text:span></text:p>
        </draw:rect>
        <draw:rect draw:style-name="gr4" draw:text-style-name="P4" draw:layer="layout" svg:width="3.302cm" svg:height="1.016cm" svg:x="17.058cm" svg:y="4.324cm">
          <text:p text:style-name="P3"><text:span text:style-name="T1">Concurrency</text:span></text:p>
        </draw:rect>
        <draw:rect draw:style-name="gr1" draw:text-style-name="P1" xml:id="id1" draw:id="id1" draw:layer="layout" svg:width="4.318cm" svg:height="3.048cm" svg:x="19.24cm" svg:y="14.562cm" draw:corner-radius="0.5cm">
          <text:p text:style-name="P4"><text:span text:style-name="T2">Invoker</text:span></text:p>
          <text:p text:style-name="P4"><text:span text:style-name="T2">Lambda Function</text:span></text:p>
          <text:p text:style-name="P4"><text:span text:style-name="T2">Instances</text:span></text:p>
        </draw:rect>
        <draw:custom-shape draw:style-name="gr5" draw:text-style-name="P4" draw:layer="layout" svg:width="3.302cm" svg:height="6.604cm" svg:x="9.144cm" svg:y="4.318cm">
          <text:p text:style-name="P3"><text:span text:style-name="T1">Lambda</text:span></text:p>
          <text:p text:style-name="P3"><text:span text:style-name="T1">Complex</text:span></text:p>
          <text:p text:style-name="P3"><text:span text:style-name="T1">Routing</text:span></text:p>
          <text:p text:style-name="P3"><text:span text:style-name="T1">Function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2.446cm" svg:y1="5.842cm" svg:x2="20.614cm" svg:y2="5.842cm">
          <text:p/>
        </draw:line>
        <draw:line draw:style-name="gr6" draw:text-style-name="P3" draw:layer="layout" svg:x1="12.446cm" svg:y1="10.414cm" svg:x2="17.058cm" svg:y2="10.414cm">
          <text:p/>
        </draw:line>
        <draw:frame draw:style-name="gr7" draw:text-style-name="P4" draw:layer="layout" svg:width="3.302cm" svg:height="1.361cm" svg:x="5.796cm" svg:y="6.921cm">
          <draw:text-box>
            <text:p text:style-name="P4"><text:span text:style-name="T1">Lambda Function A</text:span></text:p>
          </draw:text-box>
        </draw:frame>
        <draw:frame draw:style-name="gr7" draw:text-style-name="P6" draw:layer="layout" svg:width="7.366cm" svg:height="0.806cm" svg:x="3.81cm" svg:y="2.84cm">
          <draw:text-box>
            <text:p text:style-name="P6"><text:span text:style-name="T1">Component A (Message Type)</text:span></text:p>
          </draw:text-box>
        </draw:frame>
        <draw:frame draw:style-name="gr7" draw:text-style-name="P6" draw:layer="layout" svg:width="7.366cm" svg:height="0.806cm" svg:x="17.018cm" svg:y="3.048cm">
          <draw:text-box>
            <text:p text:style-name="P6"><text:span text:style-name="T1">Component B (Invoked Type)</text:span></text:p>
          </draw:text-box>
        </draw:frame>
        <draw:frame draw:style-name="gr7" draw:text-style-name="P6" draw:layer="layout" svg:width="7.366cm" svg:height="0.806cm" svg:x="17.018cm" svg:y="7.322cm">
          <draw:text-box>
            <text:p text:style-name="P6"><text:span text:style-name="T1">Component C (Message Type)</text:span></text:p>
          </draw:text-box>
        </draw:frame>
        <draw:rect draw:style-name="gr8" draw:text-style-name="P2" draw:layer="layout" svg:width="4.318cm" svg:height="3.094cm" svg:x="1.532cm" svg:y="14.516cm" draw:corner-radius="0.5cm">
          <text:p text:style-name="P7"><text:span text:style-name="T4">External</text:span></text:p>
          <text:p text:style-name="P7"><text:span text:style-name="T4">Event Source</text:span></text:p>
        </draw:rect>
        <draw:line draw:style-name="gr6" draw:text-style-name="P3" draw:layer="layout" svg:x1="16.002cm" svg:y1="16.086cm" svg:x2="19.24cm" svg:y2="16.086cm">
          <text:p/>
        </draw:line>
        <draw:connector draw:style-name="gr6" draw:text-style-name="P3" draw:layer="layout" draw:line-skew="-0.549cm" svg:x1="21.399cm" svg:y1="14.562cm" svg:x2="23.916cm" svg:y2="9.65cm" draw:start-shape="id1" draw:start-glue-point="0" draw:end-shape="id2" draw:end-glue-point="1" svg:d="M21399 14562v-2370h3018v-2542h-501" svg:viewBox="0 0 3019 4913">
          <text:p/>
        </draw:connector>
        <draw:connector draw:style-name="gr6" draw:text-style-name="P3" draw:layer="layout" draw:line-skew="0.265cm" svg:x1="21.407cm" svg:y1="12.207cm" svg:x2="9.161cm" svg:y2="11.176cm" draw:end-shape="id3" draw:end-glue-point="2" svg:d="M21407 12207h-12246v-1031" svg:viewBox="0 0 12247 1032">
          <text:p/>
        </draw:connector>
        <draw:line draw:style-name="gr9" draw:text-style-name="P3" draw:layer="layout" svg:x1="13.716cm" svg:y1="14.562cm" svg:x2="13.716cm" svg:y2="12.207cm">
          <text:p/>
        </draw:line>
        <draw:line draw:style-name="gr6" draw:text-style-name="P3" draw:layer="layout" svg:x1="3.71cm" svg:y1="14.516cm" svg:x2="3.71cm" svg:y2="11.104cm">
          <text:p/>
        </draw:line>
        <draw:frame draw:style-name="gr7" draw:text-style-name="P4" draw:layer="layout" svg:width="7.683cm" svg:height="1.916cm" svg:x="13.716cm" svg:y="12.246cm">
          <draw:text-box>
            <text:p text:style-name="P4"><text:span text:style-name="T1">Check queues and invoke message type functions to consume queue messages</text:span></text:p>
          </draw:text-box>
        </draw:frame>
        <draw:frame draw:style-name="gr10" draw:text-style-name="P6" draw:layer="layout" svg:width="12.783cm" svg:height="0.806cm" svg:x="11.601cm" svg:y="18.498cm">
          <draw:text-box>
            <text:p><text:span text:style-name="T1">Delegate to invoker instances for large message volume</text:span></text:p>
          </draw:text-box>
        </draw:frame>
        <draw:line draw:style-name="gr9" draw:text-style-name="P3" draw:layer="layout" svg:x1="11.684cm" svg:y1="15.24cm" svg:x2="7.998cm" svg:y2="15.24cm">
          <text:p/>
        </draw:line>
        <draw:line draw:style-name="gr9" draw:text-style-name="P3" draw:layer="layout" svg:x1="7.998cm" svg:y1="15.24cm" svg:x2="7.998cm" svg:y2="17.018cm">
          <text:p/>
        </draw:line>
        <draw:line draw:style-name="gr6" draw:text-style-name="P3" draw:layer="layout" svg:x1="7.998cm" svg:y1="17.018cm" svg:x2="11.684cm" svg:y2="17.018cm">
          <text:p/>
        </draw:line>
        <draw:frame draw:style-name="gr10" draw:text-style-name="P4" draw:layer="layout" svg:width="2.835cm" svg:height="1.361cm" svg:x="8.382cm" svg:y="15.494cm">
          <draw:text-box>
            <text:p text:style-name="P4"><text:span text:style-name="T1">Scheduled</text:span></text:p>
            <text:p text:style-name="P4"><text:span text:style-name="T1">invocation</text:span></text:p>
          </draw:text-box>
        </draw:frame>
        <draw:frame draw:style-name="gr11" draw:text-style-name="P6" draw:layer="layout" svg:width="3.927cm" svg:height="0.806cm" svg:x="12.837cm" svg:y="5.036cm">
          <draw:text-box>
            <text:p><text:span text:style-name="T1">Invoked directly</text:span></text:p>
          </draw:text-box>
        </draw:frame>
        <draw:frame draw:style-name="gr10" draw:text-style-name="P6" draw:layer="layout" svg:width="3.571cm" svg:height="0.806cm" svg:x="12.894cm" svg:y="9.488cm">
          <draw:text-box>
            <text:p><text:span text:style-name="T1">Message sent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ason </meta:initial-creator>
    <meta:creation-date>2015-11-01T09:21:59.052177704</meta:creation-date>
    <dc:date>2015-11-01T10:26:36.029098290</dc:date>
    <dc:creator>Reason </dc:creator>
    <meta:editing-duration>PT46M39S</meta:editing-duration>
    <meta:editing-cycles>15</meta:editing-cycles>
    <meta:generator>LibreOffice/4.2.8.2$Linux_X86_64 LibreOffice_project/420m0$Build-2</meta:generator>
    <meta:document-statistic meta:object-count="57"/>
  </office:meta>
</office:document-meta>
</file>